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10C000000C9041EB6C05F7663D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8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15cm" fo:min-width="14.8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9cm" fo:min-width="14.895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0000cc" style:font-name="LM Mono 8" fo:font-size="18pt"/>
    </style:style>
    <style:style style:name="P4" style:family="paragraph">
      <loext:graphic-properties draw:fill="none" draw:fill-color="#ffffff"/>
      <style:text-properties fo:color="#0000cc" style:font-name="LM Mono 8" fo:font-size="18pt"/>
    </style:style>
    <style:style style:name="P5" style:family="paragraph">
      <style:text-properties fo:text-transform="capitalize" style:font-name="LM Mono 8" fo:font-size="18pt" style:font-relief="engraved"/>
    </style:style>
    <style:style style:name="P6" style:family="paragraph">
      <loext:graphic-properties draw:fill="none" draw:fill-color="#ffffff"/>
      <style:text-properties fo:text-transform="capitalize" style:font-name="LM Mono 8" fo:font-size="18pt" style:font-relief="engraved"/>
    </style:style>
    <style:style style:name="P7" style:family="paragraph">
      <loext:graphic-properties draw:fill-color="#ffffff"/>
    </style:style>
    <style:style style:name="T1" style:family="text">
      <style:text-properties fo:color="#0000cc" style:font-name="LM Mono 8" fo:font-size="66pt" style:font-size-asian="66pt" style:font-size-complex="66pt"/>
    </style:style>
    <style:style style:name="T2" style:family="text">
      <style:text-properties style:font-name="LM Mono 8" fo:font-size="72pt" style:font-size-asian="72pt" style:font-size-complex="72pt" style:font-relief="engraved"/>
    </style:style>
    <style:style style:name="T3" style:family="text">
      <style:text-properties style:font-name="LM Mono 8" fo:font-size="60pt" style:font-size-asian="60pt" style:font-size-complex="60pt" style:font-relief="engrav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8.905cm" svg:height="3.507cm" svg:x="1.05cm" svg:y="0.837cm" presentation:class="title" presentation:placeholder="true">
          <draw:text-box/>
        </draw:frame>
        <draw:frame presentation:style-name="pr2" draw:text-style-name="P1" draw:layer="layout" svg:width="18.905cm" svg:height="12.181cm" svg:x="1.05cm" svg:y="4.915cm" presentation:class="subtitle" presentation:placeholder="true">
          <draw:text-box/>
        </draw:frame>
        <draw:frame draw:style-name="gr1" draw:text-style-name="P2" draw:layer="layout" svg:width="21.004cm" svg:height="21.005cm" svg:x="0.009cm" svg:y="-0.037cm">
          <draw:image xlink:href="Pictures/10000000000010C000000C9041EB6C05F7663D21.jpg" xlink:type="simple" xlink:show="embed" xlink:actuate="onLoad">
            <text:p/>
          </draw:image>
        </draw:frame>
        <draw:frame draw:style-name="gr2" draw:text-style-name="P4" draw:layer="layout" svg:width="11.216cm" svg:height="6.465cm" svg:x="7.11cm" svg:y="13.039cm">
          <draw:text-box>
            <text:p text:style-name="P3"><text:span text:style-name="T1">Carlos <text:s/>Allende</text:span></text:p>
          </draw:text-box>
        </draw:frame>
        <draw:frame draw:style-name="gr3" draw:text-style-name="P6" draw:layer="layout" svg:width="15.395cm" svg:height="3.719cm" svg:x="4.518cm" svg:y="9.555cm">
          <draw:text-box>
            <text:p text:style-name="P5"><text:span text:style-name="T2">El</text:span><text:span text:style-name="T3"> </text:span><text:span text:style-name="T2">camin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8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006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7.046cm" svg:height="7.047cm" svg:x="2.124cm" svg:y="2.397cm"/>
      <draw:page-thumbnail draw:layer="backgroundobjects" svg:width="7.046cm" svg:height="7.047cm" svg:x="2.124cm" svg:y="10.445cm"/>
      <draw:page-thumbnail draw:layer="backgroundobjects" svg:width="7.046cm" svg:height="7.047cm" svg:x="2.124cm" svg:y="18.493cm"/>
      <draw:page-thumbnail draw:layer="backgroundobjects" svg:width="7.046cm" svg:height="7.047cm" svg:x="12.419cm" svg:y="2.397cm"/>
      <draw:page-thumbnail draw:layer="backgroundobjects" svg:width="7.046cm" svg:height="7.047cm" svg:x="12.419cm" svg:y="10.445cm"/>
      <draw:page-thumbnail draw:layer="backgroundobjects" svg:width="7.046cm" svg:height="7.047cm" svg:x="12.419cm" svg:y="18.493cm"/>
    </style:handout-master>
    <style:master-page style:name="Default" style:page-layout-name="PM1" draw:style-name="Mdp1">
      <draw:frame presentation:style-name="Default-title" draw:layer="backgroundobjects" svg:width="18.905cm" svg:height="3.507cm" svg:x="1.05cm" svg:y="0.837cm" presentation:class="title" presentation:placeholder="true">
        <draw:text-box/>
      </draw:frame>
      <draw:frame presentation:style-name="Default-outline1" draw:layer="backgroundobjects" svg:width="18.905cm" svg:height="12.181cm" svg:x="1.05cm" svg:y="4.915cm" presentation:class="outline" presentation:placeholder="true">
        <draw:text-box/>
      </draw:frame>
      <draw:frame presentation:style-name="Mpr1" draw:text-style-name="MP2" draw:layer="backgroundobjects" svg:width="4.894cm" svg:height="1.448cm" svg:x="1.05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8cm" svg:height="1.448cm" svg:x="7.184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4cm" svg:height="1.448cm" svg:x="15.06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3:03:37.937752912</meta:creation-date>
    <dc:date>2017-02-02T13:45:48.440324497</dc:date>
    <meta:editing-duration>PT11M51S</meta:editing-duration>
    <meta:editing-cycles>1</meta:editing-cycles>
    <meta:generator>LibreOffice/5.1.4.2$Linux_x86 LibreOffice_project/10m0$Build-2</meta:generator>
    <meta:document-statistic meta:object-count="28"/>
  </office:meta>
</office:document-meta>
</file>